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The boar</text:h>
      <text:p text:style-name="Text_20_body">Now the ticking clocks scare me.<text:line-break/>The empty rooms, clock towers, belfries;<text:line-break/>I am terrified by them all.</text:p>
      <text:p text:style-name="Text_20_body">I really used to enjoy going to church,<text:line-break/>singing in the choir, listening to the sermon.<text:line-break/>Now the chairs squeal like dying pigs---</text:p>
      <text:p text:style-name="Text_20_body">It was the boar that did it.<text:line-break/>Fifteen feet from me that night<text:line-break/>in the grass, rooting for God<text:line-break/>knows what, finding me instead.</text:p>
      <text:p text:style-name="Text_20_body">I ran, not knowing where or how,<text:line-break/>not looking for his pursuit of me.<text:line-break/>I ran to God's front door, found<text:line-break/>it locked, found the house empty</text:p>
      <text:p text:style-name="Text_20_body">with a note saying, "Condemned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boar</dc:title>
  </office:meta>
</office:document-meta>
</file>